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0%" draw:opacity-name="" draw:textarea-vertical-align="to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4" style:family="graphic" style:parent-style-name="standard">
      <style:graphic-properties svg:stroke-color="#000000" draw:fill-color="#ffffff" draw:opacity="0%" draw:opacity-name="" draw:textarea-vertical-align="to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6" style:family="graphic" style:parent-style-name="standard">
      <style:graphic-properties svg:stroke-color="#000000" draw:fill-color="#ffffff" draw:opacity="0%" draw:opacity-name="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8" style:family="graphic" style:parent-style-name="standard">
      <style:graphic-properties svg:stroke-color="#000000" draw:opacity="0%" draw:opacity-name="" draw:textarea-vertical-align="middle"/>
    </style:style>
    <style:style style:name="gr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12" style:family="graphic" style:parent-style-name="standard">
      <style:graphic-properties svg:stroke-color="#000000" draw:fill="none" draw:opacity="0%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6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00" style:text-position="0% 100%" fo:font-family="'Noto Sans'" style:font-style-name="Italic" style:font-family-generic="swiss" style:font-pitch="variable" style:font-family-asian="'Noto Sans'" style:font-style-name-asian="Italic" style:font-family-generic-asian="swiss" style:font-pitch-asian="variable"/>
    </style:style>
    <style:style style:name="P3" style:family="paragraph">
      <style:text-properties fo:color="#000000" fo:font-family="'Noto Sans SC'" style:font-family-generic="swiss" style:font-pitch="variable" fo:font-size="14pt" style:font-family-asian="'Noto Sans SC'" style:font-family-generic-asian="swiss" style:font-pitch-asian="variable" style:font-size-asian="14pt" style:font-size-complex="14pt"/>
    </style:style>
    <style:style style:name="P4" style:family="paragraph">
      <style:text-properties fo:font-family="'Noto Sans'" style:font-style-name="Italic" style:font-family-generic="swiss" style:font-pitch="variable"/>
    </style:style>
    <style:style style:name="P5" style:family="paragraph">
      <style:text-properties fo:color="#000000" fo:font-family="'Noto Sans'" style:font-style-name="Italic" style:font-family-generic="swiss" style:font-pitch="variable" fo:font-size="14pt" style:font-family-asian="'Noto Sans SC'" style:font-family-generic-asian="swiss" style:font-pitch-asian="variable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'Noto Sans'" style:font-style-name="Italic" style:font-family-generic="swiss" style:font-pitch="variable"/>
    </style:style>
    <style:style style:name="P8" style:family="paragraph">
      <style:paragraph-properties fo:margin-top="0cm" fo:margin-bottom="0cm" fo:text-align="center"/>
      <style:text-properties fo:font-family="'Noto Sans'" style:font-style-name="Italic" style:font-family-generic="swiss" style:font-pitch="variable"/>
    </style:style>
    <style:style style:name="P9" style:family="paragraph">
      <style:paragraph-properties fo:margin-left="0cm" fo:margin-right="0.152cm" fo:text-align="start" fo:text-indent="0cm"/>
      <style:text-properties fo:font-family="'Noto Sans'" style:font-style-name="Italic" style:font-family-generic="swiss" style:font-pitch="variable" style:font-family-asian="'Noto Sans'" style:font-style-name-asian="Italic" style:font-family-generic-asian="swiss" style:font-pitch-asian="variable"/>
    </style:style>
    <style:style style:name="T1" style:family="text">
      <style:text-properties fo:color="#000000" style:text-position="0% 100%" fo:font-family="'Noto Sans'" style:font-style-name="Italic" style:font-family-generic="swiss" style:font-pitch="variable" style:font-family-asian="'Noto Sans'" style:font-style-name-asian="Italic" style:font-family-generic-asian="swiss" style:font-pitch-asian="variable"/>
    </style:style>
    <style:style style:name="T2" style:family="text">
      <style:text-properties fo:color="#000000" fo:font-family="'Noto Sans SC'" style:font-family-generic="swiss" style:font-pitch="variable" style:font-family-asian="'Noto Sans SC'" style:font-family-generic-asian="swiss" style:font-pitch-asian="variable"/>
    </style:style>
    <style:style style:name="T3" style:family="text">
      <style:text-properties fo:color="#000000" fo:font-family="'Noto Sans'" style:font-style-name="Italic" style:font-family-generic="swiss" style:font-pitch="variable" style:font-family-asian="'Noto Sans SC'" style:font-family-generic-asian="swiss" style:font-pitch-asian="variable"/>
    </style:style>
    <style:style style:name="T4" style:family="text">
      <style:text-properties fo:font-family="'Noto Sans'" style:font-style-name="Italic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8cm" svg:height="3cm" svg:x="2.1cm" svg:y="10.2cm">
          <text:p text:style-name="P1"><text:span text:style-name="T1">mirai</text:span></text:p>
          <text:p text:style-name="P1"><text:span text:style-name="T1">mirai-console</text:span></text:p>
        </draw:rect>
        <draw:frame draw:style-name="gr2" draw:text-style-name="P3" draw:layer="layout" svg:width="3.537cm" svg:height="1.17cm" svg:x="2.144cm" svg:y="8.525cm">
          <draw:text-box>
            <text:p><text:span text:style-name="T2">Virtual QQ</text:span></text:p>
          </draw:text-box>
        </draw:frame>
        <draw:rect draw:style-name="gr1" draw:text-style-name="P2" draw:layer="layout" svg:width="4.8cm" svg:height="3cm" svg:x="2.1cm" svg:y="4.7cm">
          <text:p text:style-name="P1"><text:span text:style-name="T1">Ariadne</text:span></text:p>
        </draw:rect>
        <draw:frame draw:style-name="gr3" draw:text-style-name="P5" draw:layer="layout" svg:width="4cm" svg:height="2.461cm" svg:x="2.1cm" svg:y="2.2cm">
          <draw:text-box>
            <text:p text:style-name="P4"><text:span text:style-name="T3">QQ Bot Framework</text:span></text:p>
          </draw:text-box>
        </draw:frame>
        <draw:rect draw:style-name="gr1" draw:text-style-name="P2" draw:layer="layout" svg:width="4.1cm" svg:height="1.5cm" svg:x="22.8cm" svg:y="8.4cm">
          <text:p text:style-name="P1"><text:span text:style-name="T1">Tensorflow</text:span></text:p>
        </draw:rect>
        <draw:rect draw:style-name="gr1" draw:text-style-name="P2" draw:layer="layout" svg:width="2.2cm" svg:height="1.5cm" svg:x="22.8cm" svg:y="6.2cm">
          <text:p text:style-name="P1"><text:span text:style-name="T1">Keras</text:span></text:p>
          <text:p text:style-name="P1"><text:span text:style-name="T1"/></text:p>
        </draw:rect>
        <draw:rect draw:style-name="gr4" draw:text-style-name="P2" draw:layer="layout" svg:width="11.8cm" svg:height="11.1cm" svg:x="16.5cm" svg:y="4cm">
          <text:p/>
        </draw:rect>
        <draw:rect draw:style-name="gr4" draw:text-style-name="P2" draw:layer="layout" svg:width="5.6cm" svg:height="5.2cm" svg:x="22.5cm" svg:y="5.5cm">
          <text:p/>
        </draw:rect>
        <draw:frame draw:style-name="gr5" draw:text-style-name="P3" draw:layer="layout" svg:width="3.5cm" svg:height="1.4cm" svg:x="22.4cm" svg:y="4.2cm">
          <draw:text-box>
            <text:p><text:span text:style-name="T2">AI Engine</text:span></text:p>
          </draw:text-box>
        </draw:frame>
        <draw:rect draw:style-name="gr1" draw:text-style-name="P2" draw:layer="layout" svg:width="4.5cm" svg:height="4.8cm" svg:x="17.5cm" svg:y="5.4cm">
          <text:p text:style-name="P1"><text:span text:style-name="T1">Inference:</text:span></text:p>
          <text:p text:style-name="P1"><text:span text:style-name="T1">VGG</text:span></text:p>
          <text:p text:style-name="P1"><text:span text:style-name="T1">MisakaWriter</text:span></text:p>
          <text:p text:style-name="P1"><text:span text:style-name="T1">Other models</text:span></text:p>
          <text:p text:style-name="P1"><text:span text:style-name="T1"/></text:p>
          <text:p text:style-name="P1"><text:span text:style-name="T1"/></text:p>
        </draw:rect>
        <draw:rect draw:style-name="gr1" draw:text-style-name="P2" draw:layer="layout" svg:width="5.1cm" svg:height="2.6cm" svg:x="22.6cm" svg:y="11.3cm">
          <text:p text:style-name="P1"><text:span text:style-name="T1">Training:</text:span></text:p>
          <text:p text:style-name="P1"><text:span text:style-name="T1">MisakaWriter</text:span></text:p>
          <text:p text:style-name="P1"><text:span text:style-name="T1"/></text:p>
        </draw:rect>
        <draw:custom-shape draw:style-name="gr6" draw:text-style-name="P6" draw:layer="layout" svg:width="3.9cm" svg:height="3.5cm" svg:x="9cm" svg:y="11.5cm">
          <text:p text:style-name="P6"><text:span text:style-name="T4">Postgresql</text:span></text:p>
          <text:p text:style-name="P6"><text:span text:style-name="T4">Misaka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" draw:text-style-name="P5" draw:layer="layout" svg:width="4cm" svg:height="1.356cm" svg:x="16.6cm" svg:y="2.4cm">
          <draw:text-box>
            <text:p text:style-name="P4"><text:span text:style-name="T3">AI Module</text:span></text:p>
          </draw:text-box>
        </draw:frame>
        <draw:ellipse draw:style-name="gr8" draw:text-style-name="P7" draw:layer="layout" svg:width="4.7cm" svg:height="2.5cm" svg:x="8.6cm" svg:y="17.2cm">
          <text:p text:style-name="P7"><text:span text:style-name="T4">Web UI</text:span></text:p>
        </draw:ellipse>
        <draw:rect draw:style-name="gr1" draw:text-style-name="P2" draw:layer="layout" svg:width="4.3cm" svg:height="3.8cm" svg:x="8.8cm" svg:y="6.2cm">
          <text:p text:style-name="P1"><text:span text:style-name="T1">Other</text:span></text:p>
          <text:p text:style-name="P1"><text:span text:style-name="T1">Software 1.0</text:span></text:p>
          <text:p text:style-name="P1"><text:span text:style-name="T1">Modules</text:span></text:p>
        </draw:rect>
        <draw:custom-shape draw:style-name="gr9" draw:text-style-name="P6" draw:layer="layout" svg:width="4cm" svg:height="2.8cm" svg:x="8.8cm" svg:y="2.4cm">
          <text:p text:style-name="P6">Modu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10" draw:text-style-name="P8" draw:layer="layout" svg:x1="11cm" svg:y1="17.2cm" svg:x2="11cm" svg:y2="14.8cm">
          <text:p/>
        </draw:line>
        <draw:frame draw:style-name="gr11" draw:text-style-name="P5" draw:layer="layout" svg:width="6.1cm" svg:height="1.5cm" svg:x="9.6cm" svg:y="15.6cm">
          <draw:text-box>
            <text:p text:style-name="P4"><text:span text:style-name="T3">Edit Data</text:span></text:p>
          </draw:text-box>
        </draw:frame>
        <draw:line draw:style-name="gr10" draw:text-style-name="P8" draw:layer="layout" svg:x1="12.8cm" svg:y1="13.5cm" svg:x2="22.6cm" svg:y2="13cm">
          <text:p/>
        </draw:line>
        <draw:frame draw:style-name="gr7" draw:text-style-name="P5" draw:layer="layout" svg:width="3.7cm" svg:height="1.356cm" svg:x="16.9cm" svg:y="13.6cm">
          <draw:text-box>
            <text:p text:style-name="P4"><text:span text:style-name="T3">Feed Data</text:span></text:p>
          </draw:text-box>
        </draw:frame>
        <draw:custom-shape draw:style-name="gr12" draw:text-style-name="P9" draw:layer="layout" svg:width="7.403cm" svg:height="3.4cm" svg:x="21.2cm" svg:y="16.6cm">
          <text:p text:style-name="P9">Other </text:p>
          <text:p text:style-name="P9">General </text:p>
          <text:p text:style-name="P9">Data</text:p>
          <draw:enhanced-geometry svg:viewBox="0 0 21600 21600" draw:glue-points="10800 0 0 10800 10800 21600 14800 10800 21600 10800" draw:text-areas="3400 0 14800 21600" draw:mirror-horizontal="false" draw:mirror-vertical="false" draw:type="flowchart-direct-access-storage" draw:enhanced-path="M 18200 0 X 21600 10800 18200 21600 L 3400 21600 X 0 10800 3400 0 Z N M 18200 0 X 14800 10800 18200 21600 N"/>
        </draw:custom-shape>
        <draw:line draw:style-name="gr13" draw:text-style-name="P6" draw:layer="layout" svg:x1="25cm" svg:y1="16.7cm" svg:x2="25cm" svg:y2="13.6cm">
          <text:p/>
        </draw:line>
        <draw:frame draw:style-name="gr3" draw:text-style-name="P5" draw:layer="layout" svg:width="3.1cm" svg:height="2.461cm" svg:x="11.5cm" svg:y="10.2cm">
          <draw:text-box>
            <text:p text:style-name="P4"><text:span text:style-name="T3">Drive &amp; Modify</text:span></text:p>
          </draw:text-box>
        </draw:frame>
        <draw:line draw:style-name="gr14" draw:text-style-name="P7" draw:layer="layout" svg:x1="9.3cm" svg:y1="4.5cm" svg:x2="6.4cm" svg:y2="5.4cm">
          <text:p/>
        </draw:line>
        <draw:line draw:style-name="gr14" draw:text-style-name="P7" draw:layer="layout" svg:x1="5.7cm" svg:y1="7.4cm" svg:x2="5.6cm" svg:y2="10.4cm">
          <text:p/>
        </draw:line>
        <draw:line draw:style-name="gr14" draw:text-style-name="P7" draw:layer="layout" svg:x1="11.1cm" svg:y1="9.7cm" svg:x2="11.1cm" svg:y2="12cm">
          <text:p/>
        </draw:line>
        <draw:frame draw:style-name="gr15" draw:text-style-name="P5" draw:layer="layout" svg:width="2.4cm" svg:height="1.356cm" svg:x="13.7cm" svg:y="16.2cm">
          <draw:text-box>
            <text:p text:style-name="P4"><text:span text:style-name="T3">Test</text:span></text:p>
          </draw:text-box>
        </draw:frame>
        <draw:frame draw:style-name="gr7" draw:text-style-name="P5" draw:layer="layout" svg:width="3.7cm" svg:height="1.356cm" svg:x="25.2cm" svg:y="14.8cm">
          <draw:text-box>
            <text:p text:style-name="P4"><text:span text:style-name="T3">Feed Data</text:span></text:p>
          </draw:text-box>
        </draw:frame>
        <draw:line draw:style-name="gr14" draw:text-style-name="P7" draw:layer="layout" svg:x1="17.5cm" svg:y1="5.8cm" svg:x2="11.9cm" svg:y2="4cm">
          <text:p/>
        </draw:line>
        <draw:line draw:style-name="gr14" draw:text-style-name="P7" draw:layer="layout" svg:x1="11cm" svg:y1="6.7cm" svg:x2="10.8cm" svg:y2="4.4cm">
          <text:p/>
        </draw:line>
        <draw:line draw:style-name="gr14" draw:text-style-name="P7" draw:layer="layout" svg:x1="18.5cm" svg:y1="9.8cm" svg:x2="12.6cm" svg:y2="18.3cm">
          <text:p/>
        </draw:line>
        <draw:rect draw:style-name="gr1" draw:text-style-name="P2" draw:layer="layout" svg:width="8.9cm" svg:height="1.2cm" svg:x="16.6cm" svg:y="1.3cm">
          <text:p text:style-name="P2">Other Web AI APIs</text:p>
          <text:p text:style-name="P2"/>
        </draw:rect>
        <draw:line draw:style-name="gr14" draw:text-style-name="P7" draw:layer="layout" svg:x1="17cm" svg:y1="1.7cm" svg:x2="12.3cm" svg:y2="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he Chen</meta:initial-creator>
    <meta:creation-date>2022-06-11T22:45:17.25</meta:creation-date>
    <dc:date>2022-06-12T01:37:55.86</dc:date>
    <dc:creator>Zhe Chen</dc:creator>
    <meta:editing-duration>PT2H11M43S</meta:editing-duration>
    <meta:editing-cycles>14</meta:editing-cycles>
    <meta:generator>OpenOffice/4.1.12$Win32 OpenOffice.org_project/4112m1$Build-9809</meta:generator>
    <meta:document-statistic meta:object-count="33"/>
  </office:meta>
</office:document-meta>
</file>